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6pt" style:font-size-asian="26pt" style:font-size-complex="26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ableColumn5" style:family="table-column">
      <style:table-column-properties style:column-width="1.75in" style:use-optimal-column-width="false"/>
    </style:style>
    <style:style style:name="TableColumn6" style:family="table-column">
      <style:table-column-properties style:column-width="4.9347in" style:use-optimal-column-width="false"/>
    </style:style>
    <style:style style:name="Table4" style:family="table">
      <style:table-properties style:width="6.6847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size="16pt" style:font-size-asian="16pt" style:font-size-complex="16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size="16pt" style:font-size-asian="16pt" style:font-size-complex="16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size="16pt" style:font-size-asian="16pt" style:font-size-complex="16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size="16pt" style:font-size-asian="16pt" style:font-size-complex="16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6pt" style:font-size-asian="16pt" style:font-size-complex="16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6pt" style:font-size-asian="16pt" style:font-size-complex="16pt"/>
    </style:style>
    <style:style style:name="P37" style:parent-style-name="TableContents" style:family="paragraph">
      <style:text-properties fo:font-size="16pt" style:font-size-asian="16pt" style:font-size-complex="16pt"/>
    </style:style>
    <style:style style:name="P38" style:parent-style-name="TableContents" style:family="paragraph">
      <style:text-properties fo:font-size="16pt" style:font-size-asian="16pt" style:font-size-complex="16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DefaultParagraphFont" style:family="text">
      <style:text-properties fo:font-size="16pt" style:font-size-asian="16pt" style:font-size-complex="16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6pt" style:font-size-asian="16pt" style:font-size-complex="16pt"/>
    </style:style>
    <style:style style:name="P49" style:parent-style-name="TableContents" style:family="paragraph">
      <style:text-properties fo:font-size="16pt" style:font-size-asian="16pt" style:font-size-complex="16pt"/>
    </style:style>
    <style:style style:name="P50" style:parent-style-name="TableContents" style:family="paragraph">
      <style:text-properties fo:font-size="16pt" style:font-size-asian="16pt" style:font-size-complex="16pt"/>
    </style:style>
    <style:style style:name="P51" style:parent-style-name="TableContents" style:family="paragraph">
      <style:text-properties fo:font-size="16pt" style:font-size-asian="16pt" style:font-size-complex="16pt"/>
    </style:style>
    <style:style style:name="P52" style:parent-style-name="TableContents" style:family="paragraph">
      <style:text-properties fo:font-size="16pt" style:font-size-asian="16pt" style:font-size-complex="16pt"/>
    </style:style>
    <style:style style:name="P53" style:parent-style-name="TableContents" style:family="paragraph">
      <style:text-properties fo:font-size="16pt" style:font-size-asian="16pt" style:font-size-complex="16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fo:background-color="#FFFF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 fo:font-size="20pt" style:font-size-asian="20pt" style:font-size-complex="20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6pt" style:font-size-asian="16pt" style:font-size-complex="16pt"/>
    </style:style>
    <style:style style:name="P59" style:parent-style-name="TableContents" style:family="paragraph">
      <style:text-properties fo:font-size="16pt" style:font-size-asian="16pt" style:font-size-complex="16pt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p text:style-name="P1"><text:span text:style-name="T2">UML Use Case 01 – Move Shapes</text:span>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Use Case Number</text:p>
          </table:table-cell>
          <table:table-cell table:style-name="TableCell10">
            <text:p text:style-name="P11">01</text:p>
          </table:table-cell>
        </table:table-row>
        <table:table-row table:style-name="TableRow12">
          <table:table-cell table:style-name="TableCell13">
            <text:p text:style-name="P14">Application</text:p>
          </table:table-cell>
          <table:table-cell table:style-name="TableCell15">
            <text:p text:style-name="P16">2D Graphics Modeler (Super Scrum)</text:p>
          </table:table-cell>
        </table:table-row>
        <table:table-row table:style-name="TableRow17">
          <table:table-cell table:style-name="TableCell18">
            <text:p text:style-name="P19">Use Case Name</text:p>
          </table:table-cell>
          <table:table-cell table:style-name="TableCell20">
            <text:p text:style-name="P21">Move Shapes</text:p>
          </table:table-cell>
        </table:table-row>
        <table:table-row table:style-name="TableRow22">
          <table:table-cell table:style-name="TableCell23">
            <text:p text:style-name="P24">Use Case Description</text:p>
          </table:table-cell>
          <table:table-cell table:style-name="TableCell25">
            <text:p text:style-name="P26">The actor can move shapes being rendered.</text:p>
          </table:table-cell>
        </table:table-row>
        <table:table-row table:style-name="TableRow27">
          <table:table-cell table:style-name="TableCell28">
            <text:p text:style-name="P29">Primary Actor</text:p>
          </table:table-cell>
          <table:table-cell table:style-name="TableCell30">
            <text:p text:style-name="P31">2D Graphics Modeler Administrator</text:p>
          </table:table-cell>
        </table:table-row>
        <table:table-row table:style-name="TableRow32">
          <table:table-cell table:style-name="TableCell33">
            <text:p text:style-name="P34">Precondition</text:p>
          </table:table-cell>
          <table:table-cell table:style-name="TableCell35">
            <text:list text:style-name="LFO11" text:continue-numbering="true">
              <text:list-item>
                <text:p text:style-name="P36">Initialize shape list</text:p>
              </text:list-item>
              <text:list-item>
                <text:p text:style-name="P37">Displaying<text:s/>shapes on canvas</text:p>
              </text:list-item>
              <text:list-item>
                <text:p text:style-name="P38">Actor is logged in as Administrator</text:p>
              </text:list-item>
            </text:list>
          </table:table-cell>
        </table:table-row>
        <table:table-row table:style-name="TableRow39">
          <table:table-cell table:style-name="TableCell40">
            <text:p text:style-name="P41">Trigger</text:p>
          </table:table-cell>
          <table:table-cell table:style-name="TableCell42">
            <text:p text:style-name="TableContents"><text:span text:style-name="T43">The actor moves shapes on canvas with their mouse.</text:span></text:p>
          </table:table-cell>
        </table:table-row>
        <table:table-row table:style-name="TableRow44">
          <table:table-cell table:style-name="TableCell45">
            <text:p text:style-name="P46">Basic Flow</text:p>
          </table:table-cell>
          <table:table-cell table:style-name="TableCell47">
            <text:list text:style-name="LFO9" text:continue-numbering="true">
              <text:list-item>
                <text:p text:style-name="P48">Actor navigates to the File tab in the menu bar</text:p>
              </text:list-item>
              <text:list-item>
                <text:p text:style-name="P49">Actor selects Log In in the drop down menu</text:p>
              </text:list-item>
              <text:list-item>
                <text:p text:style-name="P50">Actor logs into Administrator account</text:p>
              </text:list-item>
              <text:list-item>
                <text:p text:style-name="P51">Actor navigates to the shape menu</text:p>
              </text:list-item>
              <text:list-item>
                <text:p text:style-name="P52">Actor adds a shape to the canvas</text:p>
              </text:list-item>
              <text:list-item>
                <text:p text:style-name="P53">Actor navigates to the canvas and moves rendered shape</text:p>
              </text:list-item>
            </text:list>
          </table:table-cell>
        </table:table-row>
        <table:table-row table:style-name="TableRow54">
          <table:table-cell table:style-name="TableCell55">
            <text:p text:style-name="P56">Alternate Flows</text:p>
          </table:table-cell>
          <table:table-cell table:style-name="TableCell57">
            <text:list text:style-name="LFO12" text:continue-numbering="true">
              <text:list-item>
                <text:p text:style-name="P58">If shape already exists on canvas then Actor does not need to add a new one</text:p>
              </text:list-item>
              <text:list-item>
                <text:p text:style-name="P59">Actor can create a shape or use an existing one from the shape menu</text:p>
              </text:list-item>
            </text:list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1" style:display-name="Head 1" style:family="paragraph" style:next-style-name="Standard" style:default-outline-level="1">
      <style:text-properties fo:font-weight="bold" style:font-weight-asian="bold" fo:font-size="20pt" style:font-size-asian="20pt" fo:hyphenate="false"/>
    </style:style>
    <style:style style:name="Head2" style:display-name="Head 2" style:family="paragraph" style:next-style-name="Standard" style:default-outline-level="2">
      <style:text-properties fo:font-weight="bold" style:font-weight-asian="bold" fo:font-size="16pt" style:font-size-asian="16pt" fo:hyphenate="false"/>
    </style:style>
    <style:style style:name="Head3" style:display-name="Head 3" style:family="paragraph" style:next-style-name="Standard" style:default-outline-level="3"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DocumentTitle" style:display-name="Document Title" style:family="paragraph" style:next-style-name="Standard">
      <style:paragraph-properties fo:text-align="center"/>
      <style:text-properties fo:font-weight="bold" style:font-weight-asian="bold" fo:font-size="24pt" style:font-size-asian="24pt" fo:hyphenate="false"/>
    </style:style>
    <style:style style:name="EnumeratedList" style:display-name="Enumerated List" style:family="paragraph" style:list-style-name="NumberingStyleforEnumeratedList">
      <style:text-properties fo:hyphenate="false"/>
    </style:style>
    <style:style style:name="AlphabeticalList" style:display-name="Alphabetical List" style:family="paragraph" style:list-style-name="NumberingStyleforAlphabeticalList">
      <style:text-properties fo:hyphenate="false"/>
    </style:style>
    <style:style style:name="BulletList" style:display-name="Bullet List" style:family="paragraph" style:list-style-name="NumberingStyleforBulletList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umberingStyleforHead1" style:display-name="Numbering Style for Head 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Head2" style:display-name="Numbering Style for Head 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Head3" style:display-name="Numbering Style for Head 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EnumeratedList" style:display-name="Numbering Style for Enumerated List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AlphabeticalList" style:display-name="Numbering Style for Alphabetical List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StyleforBulletList" style:display-name="Numbering Style for Bullet List">
      <text:list-level-style-bullet text:level="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833in" fo:margin-left="0.7916in" fo:margin-bottom="0.5833in" fo:margin-right="0.791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STANAKI Homayoun (SAFRAN ELECTRONICS &amp; DEFENSE AVIONICS USA)</dc:creator>
    <meta:creation-date>2008-08-22T11:41:00Z</meta:creation-date>
    <dc:date>2020-12-07T21:57:00Z</dc:date>
    <meta:template xlink:href="Normal.dotm" xlink:type="simple"/>
    <meta:editing-cycles>7</meta:editing-cycles>
    <meta:editing-duration>PT3000S</meta:editing-duration>
    <meta:document-statistic meta:page-count="1" meta:paragraph-count="1" meta:word-count="122" meta:character-count="822" meta:row-count="5" meta:non-whitespace-character-count="701"/>
  </office:meta>
</office:document-meta>
</file>